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fo:min-height="0.696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0.861cm"/>
    </style:style>
    <style:style style:name="gr5" style:family="graphic" style:parent-style-name="standard">
      <style:graphic-properties svg:stroke-color="#464749" draw:fill="solid" draw:fill-color="#d1d3d4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0.95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0.582cm"/>
    </style:style>
    <style:style style:name="gr8" style:family="graphic" style:parent-style-name="standard">
      <style:graphic-properties svg:stroke-color="#464749" draw:fill="solid" draw:fill-color="#d1d3d4" draw:textarea-horizontal-align="justify" draw:textarea-vertical-align="middle" draw:auto-grow-height="false" fo:min-height="0.549cm" fo:min-width="0.3cm"/>
    </style:style>
    <style:style style:name="P1" style:family="paragraph">
      <style:paragraph-properties fo:text-align="center"/>
      <style:text-properties style:font-name="Tw Cen MT"/>
    </style:style>
    <style:style style:name="P2" style:family="paragraph">
      <style:paragraph-properties fo:text-align="center"/>
    </style:style>
    <style:style style:name="P3" style:family="paragraph">
      <style:text-properties style:font-name="Tw Cen MT" fo:font-size="12pt" style:font-size-asian="12pt" style:font-size-complex="12pt"/>
    </style:style>
    <style:style style:name="P4" style:family="paragraph">
      <style:paragraph-properties fo:text-align="center"/>
      <style:text-properties style:font-name="Tw Cen MT" fo:font-size="8pt" style:font-size-asian="8pt" style:font-size-complex="8pt"/>
    </style:style>
    <style:style style:name="T1" style:family="text">
      <style:text-properties style:font-name="Tw Cen MT"/>
    </style:style>
    <style:style style:name="T2" style:family="text">
      <style:text-properties style:font-name="Tw Cen MT" fo:font-size="12pt" style:font-size-asian="12pt" style:font-size-complex="12pt"/>
    </style:style>
    <style:style style:name="T3" style:family="text">
      <style:text-properties style:font-name="Tw Cen MT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7cm" svg:height="6.8cm" svg:x="2.6cm" svg:y="6.8cm"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4.117cm" svg:height="0.946cm" svg:x="2.8cm" svg:y="9.6cm">
          <draw:text-box>
            <text:p text:style-name="P2"><text:span text:style-name="T1">xCORE device</text:span></text:p>
          </draw:text-box>
        </draw:frame>
        <draw:line draw:style-name="gr3" draw:text-style-name="P2" draw:layer="layout" svg:x1="8cm" svg:y1="8.3cm" svg:x2="11.4cm" svg:y2="8.3cm">
          <text:p/>
        </draw:line>
        <draw:frame draw:style-name="gr4" draw:text-style-name="P3" draw:layer="layout" svg:width="1.361cm" svg:height="0.717cm" svg:x="10.339cm" svg:y="7.683cm">
          <draw:text-box>
            <text:p><text:span text:style-name="T2">BCLK</text:span></text:p>
          </draw:text-box>
        </draw:frame>
        <draw:custom-shape draw:style-name="gr5" draw:text-style-name="P4" draw:layer="layout" svg:width="0.8cm" svg:height="0.799cm" svg:x="7.2cm" svg:y="7.901cm">
          <text:p text:style-name="P2"><text:span text:style-name="T3">1 bit</text:span></text:p>
          <text:p text:style-name="P2"><text:span text:style-name="T3">port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8cm" svg:y1="9.2cm" svg:x2="11.4cm" svg:y2="9.2cm">
          <text:p/>
        </draw:line>
        <draw:frame draw:style-name="gr6" draw:text-style-name="P3" draw:layer="layout" svg:width="1.984cm" svg:height="0.717cm" svg:x="10.339cm" svg:y="8.583cm">
          <draw:text-box>
            <text:p><text:span text:style-name="T2">DOUT[0]</text:span></text:p>
          </draw:text-box>
        </draw:frame>
        <draw:custom-shape draw:style-name="gr5" draw:text-style-name="P4" draw:layer="layout" svg:width="0.8cm" svg:height="0.799cm" svg:x="7.2cm" svg:y="8.801cm">
          <text:p text:style-name="P2"><text:span text:style-name="T3">1 bit</text:span></text:p>
          <text:p text:style-name="P2"><text:span text:style-name="T3">port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8cm" svg:y1="10.1cm" svg:x2="11.4cm" svg:y2="10.1cm">
          <text:p/>
        </draw:line>
        <draw:frame draw:style-name="gr6" draw:text-style-name="P3" draw:layer="layout" svg:width="3.503cm" svg:height="0.717cm" svg:x="10.339cm" svg:y="9.483cm">
          <draw:text-box>
            <text:p><text:span text:style-name="T2">DOUT[num_out-1]</text:span></text:p>
          </draw:text-box>
        </draw:frame>
        <draw:custom-shape draw:style-name="gr5" draw:text-style-name="P4" draw:layer="layout" svg:width="0.8cm" svg:height="0.799cm" svg:x="7.2cm" svg:y="9.701cm">
          <text:p text:style-name="P2"><text:span text:style-name="T3">1 bit</text:span></text:p>
          <text:p text:style-name="P2"><text:span text:style-name="T3">port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8cm" svg:y1="11cm" svg:x2="11.4cm" svg:y2="11cm">
          <text:p/>
        </draw:line>
        <draw:frame draw:style-name="gr7" draw:text-style-name="P3" draw:layer="layout" svg:width="1.594cm" svg:height="0.717cm" svg:x="10.339cm" svg:y="10.383cm">
          <draw:text-box>
            <text:p><text:span text:style-name="T2">DIN[0]</text:span></text:p>
          </draw:text-box>
        </draw:frame>
        <draw:custom-shape draw:style-name="gr5" draw:text-style-name="P4" draw:layer="layout" svg:width="0.8cm" svg:height="0.799cm" svg:x="7.2cm" svg:y="10.601cm">
          <text:p text:style-name="P2"><text:span text:style-name="T3">1 bit</text:span></text:p>
          <text:p text:style-name="P2"><text:span text:style-name="T3">port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8cm" svg:y1="11.9cm" svg:x2="11.4cm" svg:y2="11.9cm">
          <text:p/>
        </draw:line>
        <draw:frame draw:style-name="gr6" draw:text-style-name="P3" draw:layer="layout" svg:width="2.881cm" svg:height="0.717cm" svg:x="10.339cm" svg:y="11.283cm">
          <draw:text-box>
            <text:p><text:span text:style-name="T2">DIN[num_in-1]</text:span></text:p>
          </draw:text-box>
        </draw:frame>
        <draw:custom-shape draw:style-name="gr8" draw:text-style-name="P4" draw:layer="layout" svg:width="0.8cm" svg:height="0.799cm" svg:x="7.2cm" svg:y="11.501cm">
          <text:p text:style-name="P2"><text:span text:style-name="T3">1 bit</text:span></text:p>
          <text:p text:style-name="P2"><text:span text:style-name="T3">port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8cm" svg:y1="12.8cm" svg:x2="11.4cm" svg:y2="12.8cm">
          <text:p/>
        </draw:line>
        <draw:frame draw:style-name="gr7" draw:text-style-name="P3" draw:layer="layout" svg:width="1.522cm" svg:height="0.717cm" svg:x="10.339cm" svg:y="12.183cm">
          <draw:text-box>
            <text:p><text:span text:style-name="T2">LRCLK</text:span></text:p>
          </draw:text-box>
        </draw:frame>
        <draw:custom-shape draw:style-name="gr8" draw:text-style-name="P4" draw:layer="layout" svg:width="0.8cm" svg:height="0.799cm" svg:x="7.2cm" svg:y="12.401cm">
          <text:p text:style-name="P2"><text:span text:style-name="T3">1 bit</text:span></text:p>
          <text:p text:style-name="P2"><text:span text:style-name="T3">port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361cm" svg:height="0.717cm" svg:x="11.2cm" svg:y="8.9cm">
          <draw:text-box>
            <text:p><text:span text:style-name="T2">...</text:span></text:p>
          </draw:text-box>
        </draw:frame>
        <draw:frame draw:style-name="gr4" draw:text-style-name="P3" draw:layer="layout" svg:width="1.361cm" svg:height="0.717cm" svg:x="11.2cm" svg:y="10.7cm">
          <draw:text-box>
            <text:p><text:span text:style-name="T2">...</text:span></text:p>
          </draw:text-box>
        </draw:frame>
        <draw:line draw:style-name="gr3" draw:text-style-name="P2" draw:layer="layout" svg:x1="8cm" svg:y1="7.4cm" svg:x2="11.4cm" svg:y2="7.4cm">
          <text:p/>
        </draw:line>
        <draw:frame draw:style-name="gr4" draw:text-style-name="P3" draw:layer="layout" svg:width="1.476cm" svg:height="0.717cm" svg:x="10.339cm" svg:y="6.783cm">
          <draw:text-box>
            <text:p><text:span text:style-name="T2">MCLK</text:span></text:p>
          </draw:text-box>
        </draw:frame>
        <draw:custom-shape draw:style-name="gr5" draw:text-style-name="P4" draw:layer="layout" svg:width="0.8cm" svg:height="0.799cm" svg:x="7.2cm" svg:y="7.001cm">
          <text:p text:style-name="P2"><text:span text:style-name="T3">1 bit</text:span></text:p>
          <text:p text:style-name="P2"><text:span text:style-name="T3">por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3-31T06:31:49.045026285</dc:date>
    <dc:creator>David Lacey</dc:creator>
    <meta:generator>LibreOffice/4.2.7.2$Linux_X86_64 LibreOffice_project/420m0$Build-2</meta:generator>
    <meta:editing-duration>PT6M50S</meta:editing-duration>
    <meta:editing-cycles>4</meta:editing-cycles>
    <meta:document-statistic meta:object-count="25"/>
  </office:meta>
</office:document-meta>
</file>